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 style:list-style-name="WW8Num3">
      <style:paragraph-properties fo:text-align="justify" style:justify-single-word="false"/>
    </style:style>
    <style:style style:name="P4" style:family="paragraph" style:parent-style-name="Standard" style:list-style-name="WW8Num3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 style:list-style-name="WW8Num3"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officeooo:rsid="001fc1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Trabajo</text:p>
      <text:p text:style-name="P1">El trabajo a desarrollar incluirá las siguientes etapas y entregables.</text:p>
      <text:list xml:id="list3308487603594022352" text:style-name="WW8Num3">
        <text:list-item>
          <text:p text:style-name="P3"><text:span text:style-name="T1">Primera entrega:</text:span><text:span text:style-name="T2"> Se realizarán modificaciones a la aplicación de e-timbre, específicamente a la operación de pago de talones, con el objetivo de acelerar la respuesta difiriendo actualizaciones en la base de datos. Testing y Puesta en funcionamiento.</text:span></text:p>
        </text:list-item>
        <text:list-item>
          <text:p text:style-name="P3"><text:span text:style-name="T1">Segunda entrega:</text:span><text:span text:style-name="T2"> Se realizará el nuevo diseño de tablas y arquitectura de la aplicación para la inscripción de documentos, cuyas especificaciones técnicas y funcionales se establecen en: </text:span><text:a xlink:type="simple" xlink:href="http://www.dgr.gub.uy/migracion_documentos.htm" text:style-name="Internet_20_link" text:visited-style-name="Visited_20_Internet_20_Link"><text:span text:style-name="Internet_20_link"><text:span text:style-name="T2">http://www.dgr.gub.uy/migracion_documentos.htm</text:span></text:span></text:a><text:span text:style-name="T2">, que se consideran parte integrante de este acuerdo. En particular la entrega abarca exclusivamente los siguientes puntos de la etapa 1 y 2 mencionados en el alcance del sistema:</text:span></text:p>
          <text:list>
            <text:list-item>
              <text:p text:style-name="P4">Etapa 1</text:p>
              <text:list>
                <text:list-item>
                  <text:p text:style-name="P4">5. Definición de la Arquitectura del Sistema (Modelo 4+1) que deberá abarcar todos los requerimientos del proyecto: Gestion de documentos, consultas y busqueda, reportes, integración a sistemas existentes, auditoria, seguridad.</text:p>
                </text:list-item>
                <text:list-item>
                  <text:p text:style-name="P4">6. Definición de modelo de base de datos</text:p>
                </text:list-item>
                <text:list-item>
                  <text:p text:style-name="P4">7. Definición de diseño para los sistemas Documentos, Consultas y Reportes</text:p>
                </text:list-item>
                <text:list-item>
                  <text:p text:style-name="P4">8. Definición de mecanismos de auditoría</text:p>
                </text:list-item>
                <text:list-item>
                  <text:p text:style-name="P4">9. Planificación</text:p>
                </text:list-item>
              </text:list>
            </text:list-item>
            <text:list-item>
              <text:p text:style-name="P4">Etapa 2 - Desarrollo, Implementación, Testing y Puesta en Producción</text:p>
              <text:list>
                <text:list-item>
                  <text:p text:style-name="P5">10. Sistema de Documentos<text:line-break/></text:p>
                </text:list-item>
              </text:list>
            </text:list-item>
          </text:list>
        </text:list-item>
      </text:list>
      <text:p text:style-name="P6">Todos los trabajos se coordinarán en base a los lineamientos técnicos del equipo de Desarrollo de DGR, tanto respecto a los entregables y documentación, como a la aprobación de éstos en todas sus etapas Desarrollo, Implementación, Testing y Puesta en Producción.</text:p>
      <text:p text:style-name="P1">El plazo total para completar las tareas será de 15 meses contados a partir de la fecha <text:span text:style-name="T3">12/1/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UY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4pt" fo:language="es" fo:country="MX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Texto_20_nota_20_al_20_final_20_Car" style:display-name="Texto nota al final Car" style:family="text"/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926cm" fo:margin-left="1.561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NSACCIÓN</dc:title>
    <meta:initial-creator>User</meta:initial-creator>
    <meta:creation-date>2016-01-07T16:18:00</meta:creation-date>
    <dc:date>2016-09-13T00:39:23.223000000</dc:date>
    <meta:print-date>2015-12-30T14:06:00</meta:print-date>
    <meta:editing-cycles>5</meta:editing-cycles>
    <meta:editing-duration>PT8M9S</meta:editing-duration>
    <meta:generator>LibreOffice/5.2.1.2$Windows_x86 LibreOffice_project/31dd62db80d4e60af04904455ec9c9219178d620</meta:generator>
    <meta:document-statistic meta:table-count="0" meta:image-count="0" meta:object-count="0" meta:page-count="1" meta:paragraph-count="14" meta:word-count="249" meta:character-count="1615" meta:non-whitespace-character-count="1389"/>
  </office:meta>
</office:document-meta>
</file>